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24c" officeooo:paragraph-rsid="001d024c"/>
    </style:style>
    <style:style style:name="P2" style:family="paragraph" style:parent-style-name="Text_20_body">
      <style:text-properties officeooo:rsid="001d024c" officeooo:paragraph-rsid="001d024c"/>
    </style:style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Text_20_body">
      <style:paragraph-properties fo:text-align="start" style:justify-single-word="false"/>
      <style:text-properties officeooo:rsid="001c8eb0" officeooo:paragraph-rsid="001c8eb0"/>
    </style:style>
    <style:style style:name="P5" style:family="paragraph" style:parent-style-name="Text_20_body">
      <style:paragraph-properties fo:text-align="start" style:justify-single-word="false"/>
      <style:text-properties officeooo:rsid="001ef1ca" officeooo:paragraph-rsid="001ef1ca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2db39"/>
    </style:style>
    <style:style style:name="T2" style:family="text">
      <style:text-properties officeooo:rsid="00278f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ome years of life (after India)</text:h>
      <text:p text:style-name="P1"/>
      <text:p text:style-name="P2">Switzerland and all it's rules are suffocating</text:p>
      <text:p text:style-name="Text_20_body">Move to UK</text:p>
      <text:p text:style-name="Text_20_body">New broader market for Eduard</text:p>
      <text:p text:style-name="Text_20_body">Better writing reach for Veronika</text:p>
      <text:p text:style-name="Text_20_body">birth of daughter</text:p>
      <text:p text:style-name="P2"/>
      <text:p text:style-name="P2">EPISODE</text:p>
      <text:p text:style-name="P3">INT - BEDROOM - NIGHT<text:line-break/><text:line-break/>(showing screams and tuntrums of the baby girl and exhausted Veronika)</text:p>
      <text:p text:style-name="P1"/>
      <text:p text:style-name="P2">Beginning of the TV career</text:p>
      <text:p text:style-name="P2">some years later</text:p>
      <text:p text:style-name="P1"/>
      <text:p text:style-name="P4">In 2004 Slovenia joined the EU and the doors into the world were practically open for everyone. </text:p>
      <text:p text:style-name="P5">And it practically was the time for me <text:span text:style-name="T1">to go </text:span>to Madrid, <text:span text:style-name="T2">again, </text:span>where I would …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22:07:32.632651199</meta:creation-date>
    <dc:date>2026-01-06T22:39:57.622728109</dc:date>
    <meta:editing-duration>PT3M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88" meta:character-count="484" meta:non-whitespace-character-count="406"/>
  </office:meta>
</office:document-meta>
</file>